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071cm" fo:margin-left="1.042cm" fo:margin-right="0.887cm" table:align="margins"/>
    </style:style>
    <style:style style:name="Tabulka1.A" style:family="table-column">
      <style:table-column-properties style:column-width="15.071cm" style:rel-column-width="8544*"/>
    </style:style>
    <style:style style:name="Tabulka1.A1" style:family="table-cell">
      <style:table-cell-properties fo:padding="0.097cm" fo:border="0.002cm solid #000000"/>
    </style:style>
    <style:style style:name="Tabulka2" style:family="table">
      <style:table-properties style:width="12.49cm" fo:margin-left="0.84cm" fo:margin-right="1.547cm" table:align="margins"/>
    </style:style>
    <style:style style:name="Tabulka2.A" style:family="table-column">
      <style:table-column-properties style:column-width="2.91cm" style:rel-column-width="1905*"/>
    </style:style>
    <style:style style:name="Tabulka2.B" style:family="table-column">
      <style:table-column-properties style:column-width="3.644cm" style:rel-column-width="2385*"/>
    </style:style>
    <style:style style:name="Tabulka2.C" style:family="table-column">
      <style:table-column-properties style:column-width="3.621cm" style:rel-column-width="2370*"/>
    </style:style>
    <style:style style:name="Tabulka2.D" style:family="table-column">
      <style:table-column-properties style:column-width="2.314cm" style:rel-column-width="1515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D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Heading_20_1">
      <style:paragraph-properties fo:text-align="center" style:justify-single-word="false"/>
      <style:text-properties style:font-name="Calibri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fn_20_vrátí" style:list-style-name="L1"/>
    <style:style style:name="P10" style:family="paragraph" style:parent-style-name="Table_20_Contents">
      <style:text-properties style:font-name="Calibri" fo:font-size="10pt" style:font-size-asian="10pt" style:font-size-complex="10pt"/>
    </style:style>
    <style:style style:name="P11" style:family="paragraph" style:parent-style-name="Heading_20_3">
      <style:text-properties fo:font-size="10pt" style:font-size-asian="10pt" style:font-size-complex="10pt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7">right click menu<text:tab/>1</text:p>
          <text:p text:style-name="P8">require<text:tab/>1</text:p>
          <text:p text:style-name="P8">funkce<text:tab/>1</text:p>
          <text:p text:style-name="P12">private create(params)<text:tab/>1</text:p>
          <text:p text:style-name="P12">private make_item(el,fcsN,ico)<text:tab/>1</text:p>
          <text:p text:style-name="P12">show(x,y)<text:tab/>3</text:p>
          <text:p text:style-name="P12">showByEvent(e)<text:tab/>3</text:p>
          <text:p text:style-name="P12">hide()<text:tab/>3</text:p>
          <text:p text:style-name="P12">add(p)<text:tab/>3</text:p>
          <text:p text:style-name="P12">title(tx)<text:tab/>3</text:p>
          <text:p text:style-name="P12">clear()<text:tab/>4</text:p>
          <text:p text:style-name="P8">Použití<text:tab/>4</text:p>
        </text:index-body>
      </text:table-of-content>
      <text:h text:style-name="P6" text:outline-level="1">right click menu</text:h>
      <text:p text:style-name="P2">JB (c)2014</text:p>
      <text:p text:style-name="P1"/>
      <text:h text:style-name="Heading_20_2" text:outline-level="2">require</text:h>
      <text:p text:style-name="P1"><text:tab/>JB lib</text:p>
      <text:p text:style-name="P1"><text:tab/>jQuery</text:p>
      <text:p text:style-name="P1"/>
      <text:h text:style-name="Heading_20_2" text:outline-level="2">funkce</text:h>
      <text:h text:style-name="P11" text:outline-level="3"><text:span text:style-name="T1">private create(params)</text:span></text:h>
      <text:list xml:id="list1687172462045138156" text:style-name="L1">
        <text:list-item>
          <text:list>
            <text:list-item>
              <text:p text:style-name="P3"><text:span text:style-name="T2">vytvoří DOM menu je voláno při inicializaci, následná volání nemají efekt<text:line-break/>je voláno při vytváření objektu !!!!<text:line-break/>vytvoří menu a vrátí jej jako element<text:line-break/>p=parametry</text:span></text:p>
              <text:list>
                <text:list-item>
                  <text:p text:style-name="P3"><text:span text:style-name="T2">.title<text:tab/>= pokud je zadán, tak bude vytvořen nadpis tabulky</text:span></text:p>
                </text:list-item>
                <text:list-item>
                  <text:p text:style-name="P3"><text:span text:style-name="T2">.id<text:tab/>= pokud je zadáno tak bude přiřazeno elementu menu toto ID</text:span></text:p>
                </text:list-item>
                <text:list-item>
                  <text:p text:style-name="P3"><text:span text:style-name="T2">.icos<text:tab/>= objekt ikon, pokud není zadáno je použito default pole v 'JB.Rmenu.default_icons'<text:line-break/><text:tab/>{'ico_name1':'ico_url1','ico_name2':'ico_url2',....}<text:line-break/><text:tab/>pokud je icosadd zadáno tak je toto ignorováno</text:span></text:p>
                </text:list-item>
                <text:list-item>
                  <text:p text:style-name="P3"><text:span text:style-name="T2">.icosadd= jakopředchozí ale tento objekt je přidán k default ikonám a použito, icos je ognorován</text:span></text:p>
                </text:list-item>
              </text:list>
            </text:list-item>
            <text:list-item>
              <text:p text:style-name="P9"><text:span text:style-name="T2">vrací odkaz na hlavní DIV elemet menu</text:span></text:p>
            </text:list-item>
          </text:list>
        </text:list-item>
      </text:list>
      <text:h text:style-name="Heading_20_3" text:outline-level="3"><text:span text:style-name="T2">private make_item(el,fcsN,ico)</text:span></text:h>
      <text:list xml:id="list34689444" text:continue-numbering="true" text:style-name="L1">
        <text:list-item>
          <text:list>
            <text:list-item>
              <text:p text:style-name="P3"><text:span text:style-name="T2">vytvoří item v menu a připojí jej k el</text:span></text:p>
              <text:list>
                <text:list-item>
                  <text:p text:style-name="P3"><text:span text:style-name="T2">el<text:tab/>= objekt ve kterém je vytvořen řádek</text:span></text:p>
                </text:list-item>
                <text:list-item>
                  <text:p text:style-name="P3"><text:span text:style-name="T2">fcsN<text:tab/>= název classname řádku</text:span></text:p>
                </text:list-item>
                <text:list-item>
                  <text:p text:style-name="P3"><text:span text:style-name="T2">ico<text:tab/>= název ikony z objektu ikon<text:line-break/>pokud nezadáno, null, nebo '' tak není vytvořena</text:span></text:p>
                </text:list-item>
              </text:list>
            </text:list-item>
            <text:list-item>
              <text:p text:style-name="P9"><text:span text:style-name="T2">vrací objekt kde properties jsou</text:span></text:p>
              <text:list>
                <text:list-item>
                  <text:p text:style-name="P3"><text:span text:style-name="T2">.main <text:tab/>= je hlavní div<text:tab/>csn= csN (JBMenuItemSub / JBMenuItem)</text:span></text:p>
                </text:list-item>
                <text:list-item>
                  <text:p text:style-name="P3"><text:span text:style-name="T2">.ico<text:tab/>= je div icony<text:tab/><text:tab/>csn= JBMenuItemIco</text:span></text:p>
                </text:list-item>
                <text:list-item>
                  <text:p text:style-name="P3"><text:span text:style-name="T2">.tx<text:tab/>= span textu<text:tab/><text:tab/>csn= JBMenuItemTx <text:s text:c="2"/>obálka spanu DI má class JBMenuItemTxDiv</text:span></text:p>
                </text:list-item>
                <text:list-item>
                  <text:p text:style-name="P3"><text:span text:style-name="T2">.sp<text:tab/>= div mezery<text:tab/><text:tab/>csn= JBMenuItemSp</text:span></text:p>
                </text:list-item>
                <text:list-item>
                  <text:p text:style-name="P3"><text:soft-page-break/><text:span text:style-name="T2">.img<text:tab/>= pokud je zadána ikona a existuje v poli, tak obsahuje element img v divu ico</text:span></text:p>
                </text:list-item>
              </text:list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<text:tab/><text:tab/>'div sub' existuje jen pokud se jedná odkaz na podmenu a potom má csn 'JBMenuItemSubPoint'</text:span></text:p>
      <text:p text:style-name="P1"><text:tab/><text:tab/>tento div je přidán až následně v rutine add</text:p>
      <text:p text:style-name="P1"><text:tab/><text:tab/><text:tab/></text:p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1">DIV main</text:p>
            <table:table table:name="Tabulka2" table:style-name="Tabulka2">
              <table:table-column table:style-name="Tabulka2.A"/>
              <table:table-column table:style-name="Tabulka2.B"/>
              <table:table-column table:style-name="Tabulka2.C"/>
              <table:table-column table:style-name="Tabulka2.D"/>
              <table:table-row>
                <table:table-cell table:style-name="Tabulka2.A1" office:value-type="string">
                  <text:p text:style-name="P10">DIV ico</text:p>
                </table:table-cell>
                <table:table-cell table:style-name="Tabulka2.A1" office:value-type="string">
                  <text:p text:style-name="P10">DIV tx</text:p>
                </table:table-cell>
                <table:table-cell table:style-name="Tabulka2.A1" office:value-type="string">
                  <text:p text:style-name="P10">DIV sp</text:p>
                </table:table-cell>
                <table:table-cell table:style-name="Tabulka2.D1" office:value-type="string">
                  <text:p text:style-name="P10">DIV sub</text:p>
                </table:table-cell>
              </table:table-row>
            </table:table>
            <text:p text:style-name="P1"/>
          </table:table-cell>
        </table:table-row>
      </table:table>
      <text:p text:style-name="P1"/>
      <text:h text:style-name="Heading_20_3" text:outline-level="3"><text:span text:style-name="T2">show(x,y)</text:span></text:h>
      <text:list xml:id="list5261181527285418520" text:style-name="L2">
        <text:list-item>
          <text:list>
            <text:list-item>
              <text:p text:style-name="P4"><text:span text:style-name="T2">zobrazí vytvořené menu na daných souřadnicích</text:span></text:p>
              <text:list>
                <text:list-item>
                  <text:p text:style-name="P4"><text:span text:style-name="T2">x<text:tab/>= pozice z leva v pixelech relativně od levého horního rohu stránky</text:span></text:p>
                </text:list-item>
                <text:list-item>
                  <text:p text:style-name="P4"><text:span text:style-name="T2">y<text:tab/>= pozice z vrchu pixelech relativně od levého horního rohu stránky</text:span></text:p>
                </text:list-item>
              </text:list>
            </text:list-item>
          </text:list>
        </text:list-item>
      </text:list>
      <text:h text:style-name="Heading_20_3" text:outline-level="3"><text:span text:style-name="T2">showByEvent(e)</text:span></text:h>
      <text:list xml:id="list34675775" text:continue-numbering="true" text:style-name="L2">
        <text:list-item>
          <text:list>
            <text:list-item>
              <text:p text:style-name="P4"><text:span text:style-name="T2">jako předchozí ale parametr je jen jeden a to event myši, ze kterého si souřadnice veme<text:line-break/>'e' je event myši</text:span></text:p>
            </text:list-item>
          </text:list>
        </text:list-item>
      </text:list>
      <text:h text:style-name="Heading_20_3" text:outline-level="3"><text:span text:style-name="T2">hide()</text:span></text:h>
      <text:list xml:id="list34681939" text:continue-numbering="true" text:style-name="L2">
        <text:list-item>
          <text:list>
            <text:list-item>
              <text:p text:style-name="P4"><text:span text:style-name="T2">skrytí menu pomocí jQuery 200ms</text:span></text:p>
            </text:list-item>
          </text:list>
        </text:list-item>
      </text:list>
      <text:h text:style-name="Heading_20_3" text:outline-level="3"><text:span text:style-name="T2">add(p)</text:span></text:h>
      <text:list xml:id="list34684925" text:continue-numbering="true" text:style-name="L2">
        <text:list-item>
          <text:list>
            <text:list-item>
              <text:p text:style-name="P4"><text:span text:style-name="T2">přidá položku do menu<text:line-break/>funkce přidá řádek do menu<text:line-break/>p = parametry pro všechny typy</text:span></text:p>
              <text:list>
                <text:list-item>
                  <text:p text:style-name="P4"><text:span text:style-name="T2">p.csN = pokud zadáno tak je ke classname DIV elementu JBMenuItem přidán tento text</text:span></text:p>
                </text:list-item>
                <text:list-item>
                  <text:p text:style-name="P4"><text:span text:style-name="T2">p.typ = - když nezadáno tak normální řádek odkaz/funkce</text:span></text:p>
                  <text:list>
                    <text:list-item>
                      <text:p text:style-name="P4"><text:span text:style-name="T2">když = 'split' tak bude vytvořen řádek oddělovač s classname "JBMenuItemSplit"</text:span></text:p>
                    </text:list-item>
                    <text:list-item>
                      <text:p text:style-name="P4"><text:span text:style-name="T2">když = 'sub' tak bude vytvořeno submenu s classname "JBMenuItemSub"<text:line-break/>V tomto řádku je také vytvořena DIV s class 'JBMenuItemSubPoint' kde je zobrazena šipka na submenu.</text:span></text:p>
                    </text:list-item>
                  </text:list>
                </text:list-item>
                <text:list-item>
                  <text:p text:style-name="P4"><text:span text:style-name="T2">p.width = (integer) pokud není zadáno tak není použito, jinak šířka menu v px<text:line-break/></text:span></text:p>
                </text:list-item>
              </text:list>
            </text:list-item>
            <text:list-item>
              <text:p text:style-name="P4"><text:span text:style-name="T2">'p' parametry pro default typ</text:span></text:p>
              <text:list>
                <text:list-item>
                  <text:p text:style-name="P4"><text:span text:style-name="T2">p.tx = text řádku</text:span></text:p>
                </text:list-item>
                <text:list-item>
                  <text:p text:style-name="P4"><text:span text:style-name="T2">p.url = pokud string tak URL, pokud objekt tak funkce a není brán v potaz target </text:span></text:p>
                </text:list-item>
                <text:list-item>
                  <text:p text:style-name="P4"><text:span text:style-name="T2">p.target = funkce jako u html linku</text:span></text:p>
                </text:list-item>
                <text:list-item>
                  <text:p text:style-name="P4"><text:span text:style-name="T2">p.ico = název ikony z pole ikon při vytváření menu</text:span></text:p>
                </text:list-item>
              </text:list>
            </text:list-item>
            <text:list-item>
              <text:p text:style-name="P4"><text:span text:style-name="T2">'p' parametry pro 'sub' typ</text:span></text:p>
              <text:list>
                <text:list-item>
                  <text:p text:style-name="P4"><text:span text:style-name="T2">p.tx = text řádku</text:span></text:p>
                </text:list-item>
                <text:list-item>
                  <text:p text:style-name="P4"><text:span text:style-name="T2">p.wait = (integer) default 0, 0 okamžité zobrazení submenu, jinak čas zpoždění zobrazení v ms</text:span></text:p>
                </text:list-item>
                <text:list-item>
                  <text:p text:style-name="P4"><text:span text:style-name="T2">p.p = parametry pro submenu jako u funkce create</text:span></text:p>
                </text:list-item>
                <text:list-item>
                  <text:p text:style-name="P4"><text:span text:style-name="T2">p.ico = název ikony z pole ikon při vytváření menu</text:span></text:p>
                </text:list-item>
              </text:list>
            </text:list-item>
            <text:list-item>
              <text:p text:style-name="P4"><text:span text:style-name="T2">'p' parametry pro 'split' typ</text:span></text:p>
              <text:list>
                <text:list-item>
                  <text:p text:style-name="P4"><text:span text:style-name="T2">nemá parametry<text:line-break/></text:span></text:p>
                </text:list-item>
              </text:list>
            </text:list-item>
            <text:list-item>
              <text:p text:style-name="P4"><text:span text:style-name="T2">vrací odkaz na vytvořený element</text:span></text:p>
            </text:list-item>
          </text:list>
        </text:list-item>
      </text:list>
      <text:h text:style-name="Heading_20_3" text:outline-level="3"><text:soft-page-break/><text:span text:style-name="T2">title(tx)</text:span></text:h>
      <text:list xml:id="list67530322239347451" text:style-name="L3">
        <text:list-item>
          <text:list>
            <text:list-item>
              <text:p text:style-name="P5"><text:span text:style-name="T2">nastaví titulek menu</text:span></text:p>
              <text:list>
                <text:list-item>
                  <text:p text:style-name="P5"><text:span text:style-name="T2">pokud je tx null tak skryje DIV title</text:span></text:p>
                </text:list-item>
              </text:list>
            </text:list-item>
          </text:list>
        </text:list-item>
      </text:list>
      <text:h text:style-name="Heading_20_3" text:outline-level="3"><text:span text:style-name="T2">clear()</text:span></text:h>
      <text:list xml:id="list34680572" text:continue-numbering="true" text:style-name="L3">
        <text:list-item>
          <text:list>
            <text:list-item>
              <text:p text:style-name="P5"><text:span text:style-name="T2">smaže všechny položky v menu i svázaná podmenu</text:span></text:p>
            </text:list-item>
          </text:list>
        </text:list-item>
      </text:list>
      <text:p text:style-name="P1"><text:line-break/><text:line-break/><text:tab/><text:tab/><text:tab/></text:p>
      <text:h text:style-name="Heading_20_2" text:outline-level="2">Použití</text:h>
      <text:p text:style-name="P1"><text:tab/></text:p>
      <text:p text:style-name="P1"><text:tab/>var menu=new JB.Rmenu(parmas) params viz funkce create</text:p>
      <text:p text:style-name="P1"><text:tab/></text:p>
      <text:p text:style-name="P1"><text:tab/>fe funkci myši oncontextmenu=function(event){<text:tab/></text:p>
      <text:p text:style-name="P1"><text:tab/><text:tab/>with(menu.toto){</text:p>
      <text:p text:style-name="P1"><text:tab/><text:tab/><text:tab/>clear(); // kompletně promaž</text:p>
      <text:p text:style-name="P1"><text:tab/><text:tab/><text:tab/>title('Menu souboru'); //nastav titulek</text:p>
      <text:p text:style-name="P1"><text:tab/><text:tab/><text:tab/></text:p>
      <text:p text:style-name="P1"><text:tab/><text:tab/><text:tab/>//přidej pár položek</text:p>
      <text:p text:style-name="P1"><text:tab/><text:tab/><text:tab/>add({tx:'Náhled',ico:'search',url:function(){alert('ok')}}); // po kliknutí volá funkci</text:p>
      <text:p text:style-name="P1"><text:tab/><text:tab/><text:tab/>add({tx:'Tisk',ico:'print'}); // po kliknutí volá url ''</text:p>
      <text:p text:style-name="P1"><text:tab/><text:tab/><text:tab/>add({tx:'Ulož',ico:'save'});</text:p>
      <text:p text:style-name="P1"><text:tab/><text:tab/><text:tab/>add({typ:'split'});</text:p>
      <text:p text:style-name="P1"><text:tab/><text:tab/><text:tab/>var x=add({tx:'Editace',typ:'sub',ico:'pen'}); //vytvoř submenu</text:p>
      <text:p text:style-name="P1"><text:tab/><text:tab/><text:tab/>add({tx:'Smaž',ico:'del'});</text:p>
      <text:p text:style-name="P1"><text:tab/><text:tab/><text:tab/></text:p>
      <text:p text:style-name="P1"><text:tab/><text:tab/><text:tab/>// přidej položky submenu</text:p>
      <text:p text:style-name="P1"><text:tab/><text:tab/><text:tab/>with(x.JBsubmenu.toto){</text:p>
      <text:p text:style-name="P1"><text:tab/><text:tab/><text:tab/><text:tab/>add({tx:'Zrušit skryté na servis.krakens.cz',ico:'eye'});</text:p>
      <text:p text:style-name="P1"><text:tab/><text:tab/><text:tab/><text:tab/>add({tx:'Skrýt na servis.krakens.cz',ico:'eye_dis'});</text:p>
      <text:p text:style-name="P1"><text:tab/><text:tab/><text:tab/><text:tab/>add({tx:'Zobraz vykřičník',ico:'war'});</text:p>
      <text:p text:style-name="P1"><text:tab/><text:tab/><text:tab/><text:tab/>add({tx:'Skryj vykřičník',ico:'war'});</text:p>
      <text:p text:style-name="P1"><text:tab/><text:tab/><text:tab/>}</text:p>
      <text:p text:style-name="P1"><text:tab/><text:tab/><text:tab/></text:p>
      <text:p text:style-name="P1"><text:tab/><text:tab/><text:tab/>// zobraz přes event myši</text:p>
      <text:p text:style-name="P1"><text:tab/><text:tab/><text:tab/>showByEvent(event);</text:p>
      <text:p text:style-name="P1"><text:tab/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n_20_vrátí" style:display-name="fn vrátí" style:family="paragraph" style:parent-style-name="Standard" style:class="text">
      <style:text-properties fo:color="#0099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nkce" style:family="paragraph" style:parent-style-name="Standard" style:class="text">
      <style:text-properties fo:color="#0000cc" fo:font-size="13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Zedník</meta:initial-creator>
    <meta:creation-date>2014-02-14T13:26:37.58</meta:creation-date>
    <dc:date>2014-02-14T14:52:42.55</dc:date>
    <dc:creator>Jan Zedník</dc:creator>
    <meta:editing-duration>PT1H19M59S</meta:editing-duration>
    <meta:editing-cycles>17</meta:editing-cycles>
    <meta:generator>OpenOffice/4.0.0$Win32 OpenOffice.org_project/400m3$Build-9702</meta:generator>
    <meta:document-statistic meta:table-count="2" meta:image-count="0" meta:object-count="0" meta:page-count="3" meta:paragraph-count="108" meta:word-count="641" meta:character-count="3994"/>
  </office:meta>
</office:document-meta>
</file>